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3" svg:font-family="Roboto, Arial, sans-serif"/>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YouTube Noto" svg:font-family="'YouTube Noto', Roboto, arial, sans-serif"/>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calibri" fo:font-size="13.5pt" fo:letter-spacing="0.0102in" fo:font-style="normal" style:text-underline-style="none" fo:font-weight="normal"/>
    </style:style>
    <style:style style:name="P5"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6" style:family="paragraph" style:parent-style-name="Standard">
      <style:paragraph-properties fo:margin-left="0in" fo:margin-right="0in" fo:orphans="2" fo:widows="2" fo:text-indent="0in" style:auto-text-indent="false"/>
    </style:style>
    <style:style style:name="P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Roboto" fo:font-size="12pt" fo:letter-spacing="normal" fo:font-style="normal" fo:font-weight="bold"/>
    </style:style>
    <style:style style:name="P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Work Sans" fo:font-size="12.75pt" fo:letter-spacing="normal" fo:font-style="normal" fo:font-weight="normal"/>
    </style:style>
    <style:style style:name="P9" style:family="paragraph" style:parent-style-name="Text_20_body">
      <style:paragraph-properties fo:margin-left="0in" fo:margin-right="0in"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11" style:family="paragraph" style:parent-style-name="Text_20_body">
      <style:paragraph-properties fo:margin-left="0in" fo:margin-right="0in" fo:margin-top="0in" fo:margin-bottom="0in" fo:orphans="2" fo:widows="2" fo:text-indent="0in" style:auto-text-indent="false" fo:padding="0in" fo:border="none"/>
      <style:text-properties style:font-name="Work Sans" fo:font-size="12.75pt"/>
    </style:style>
    <style:style style:name="P12" style:family="paragraph" style:parent-style-name="Text_20_body">
      <style:paragraph-properties fo:margin-left="0in" fo:margin-right="0in" fo:margin-top="0in" fo:margin-bottom="0in" fo:orphans="2" fo:widows="2" fo:text-indent="0in" style:auto-text-indent="false" fo:padding="0in" fo:border="none"/>
    </style:style>
    <style:style style:name="P13" style:family="paragraph" style:parent-style-name="Text_20_body">
      <style:paragraph-properties fo:margin-left="0in" fo:margin-right="0in" fo:margin-top="0in" fo:margin-bottom="0in" fo:orphans="2" fo:widows="2" fo:text-indent="0in" style:auto-text-indent="false"/>
    </style:style>
    <style:style style:name="P14" style:family="paragraph" style:parent-style-name="Text_20_body">
      <style:paragraph-properties fo:margin-left="0in" fo:margin-right="0in" fo:margin-top="0in" fo:margin-bottom="0in" fo:orphans="2" fo:widows="2" fo:text-indent="0in" style:auto-text-indent="false"/>
      <style:text-properties fo:font-variant="normal" fo:text-transform="none" style:font-name="apple-system" fo:font-size="12.75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text-properties fo:font-variant="normal" fo:text-transform="none" fo:color="#545454" style:font-name="Roboto" fo:font-size="12pt" fo:letter-spacing="normal" fo:font-style="normal" fo:font-weight="normal"/>
    </style:style>
    <style:style style:name="P16" style:family="paragraph" style:parent-style-name="Heading_20_2">
      <style:paragraph-properties fo:margin-left="0in" fo:margin-right="0in" fo:margin-top="0in" fo:margin-bottom="0in" fo:orphans="2" fo:widows="2" fo:text-indent="0in" style:auto-text-indent="false"/>
      <style:text-properties fo:font-variant="normal" fo:text-transform="none" fo:color="#444444" style:font-name="Raleway" fo:font-size="12pt" fo:letter-spacing="normal" fo:font-style="normal" fo:font-weight="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fo:break-before="page" fo:padding="0in" fo:border="none"/>
      <style:text-properties fo:font-variant="normal" fo:text-transform="none" fo:color="#000000" style:font-name="Work Sans" fo:font-size="12.75pt" fo:letter-spacing="normal" fo:font-style="normal" fo:font-weight="normal"/>
    </style:style>
    <style:style style:name="P18" style:family="paragraph" style:parent-style-name="Text_20_body">
      <style:paragraph-properties fo:margin-left="0in" fo:margin-right="0in" fo:margin-top="0in" fo:margin-bottom="0.2083in" style:line-height-at-least="0.25in" fo:orphans="2" fo:widows="2" fo:text-indent="0in" style:auto-text-indent="false" fo:padding="0in" fo:border="none"/>
    </style:style>
    <style:style style:name="P19" style:family="paragraph" style:parent-style-name="Heading_20_2">
      <style:paragraph-properties fo:margin-left="0in" fo:margin-right="0in" fo:margin-top="0in" fo:margin-bottom="0.2083in" style:line-height-at-least="0.25in" fo:orphans="2" fo:widows="2" fo:text-indent="0in" style:auto-text-indent="false" fo:padding="0in" fo:border="none"/>
    </style:style>
    <style:style style:name="P20" style:family="paragraph" style:parent-style-name="Standard">
      <style:text-properties fo:font-size="13pt" fo:font-weight="bold" style:font-size-asian="13pt" style:font-weight-asian="bold" style:font-size-complex="13pt" style:font-weight-complex="bold"/>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fo:font-size="16pt" style:font-size-asian="16pt" style:font-size-complex="16pt"/>
    </style:style>
    <style:style style:name="P23" style:family="paragraph" style:parent-style-name="Text_20_body">
      <style:text-properties fo:font-variant="normal" fo:text-transform="none" fo:color="#444444" style:font-name="Raleway" fo:font-size="12pt" fo:letter-spacing="normal" fo:font-style="normal" fo:font-weight="bold"/>
    </style:style>
    <style:style style:name="P24"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545454" style:font-name="Roboto" fo:font-size="12pt" fo:letter-spacing="normal" fo:font-style="normal" fo:font-weight="normal"/>
    </style:style>
    <style:style style:name="P25"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44444" style:font-name="Roboto1" fo:font-size="12pt" fo:letter-spacing="normal" fo:font-style="normal" fo:font-weight="normal"/>
    </style:style>
    <style:style style:name="P26"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font-size="12.75pt" fo:letter-spacing="normal" fo:font-style="normal" fo:font-weight="normal"/>
    </style:style>
    <style:style style:name="P27" style:family="paragraph" style:parent-style-name="Text_20_body" style:list-style-name="L2">
      <style:paragraph-properties fo:margin-left="0in" fo:margin-right="0in" fo:margin-top="0in" fo:margin-bottom="0in" fo:line-height="160%" fo:orphans="2" fo:widows="2" fo:text-indent="0in" style:auto-text-indent="false" fo:padding="0in" fo:border="none"/>
      <style:text-properties fo:font-variant="normal" fo:text-transform="none" fo:color="#000000" style:font-name="Work Sans" fo:letter-spacing="normal" fo:font-style="normal" fo:font-weight="normal"/>
    </style:style>
    <style:style style:name="P28" style:family="paragraph" style:parent-style-name="Text_20_body" style:list-style-name="L3">
      <style:paragraph-properties fo:margin-left="0in" fo:margin-right="0in" fo:margin-top="0in" fo:margin-bottom="0in" fo:text-indent="0in" style:auto-text-indent="false" fo:padding="0in" fo:border="none"/>
      <style:text-properties style:font-name="Consolas" fo:font-size="9pt" fo:background-color="#eeeeee"/>
    </style:style>
    <style:style style:name="P29" style:family="paragraph" style:parent-style-name="Text_20_body">
      <style:paragraph-properties fo:margin-left="0in" fo:margin-right="0in" fo:margin-top="0in" fo:margin-bottom="0.2083in" style:line-height-at-least="0.25in" fo:orphans="2" fo:widows="2" fo:text-indent="0in" style:auto-text-indent="false" fo:padding="0in" fo:border="none"/>
    </style:style>
    <style:style style:name="P30" style:family="paragraph" style:parent-style-name="Text_20_body" style:list-style-name="L4">
      <style:paragraph-properties fo:margin-top="0in" fo:margin-bottom="0in" fo:padding="0in" fo:border="none"/>
      <style:text-properties style:font-name="Consolas" fo:font-size="9pt" fo:background-color="#eeeeee"/>
    </style:style>
    <style:style style:name="P31" style:family="paragraph" style:parent-style-name="Text_20_body" style:list-style-name="L4">
      <style:paragraph-properties fo:margin-top="0in" fo:margin-bottom="0in" fo:padding="0in" fo:border="none"/>
      <style:text-properties fo:font-variant="normal" fo:text-transform="none" fo:color="#595859" style:font-name="Merriweather" fo:font-size="11.25pt" fo:letter-spacing="normal" fo:font-style="normal" fo:font-weight="normal" fo:background-color="#eeeeee"/>
    </style:style>
    <style:style style:name="T1" style:family="text">
      <style:text-properties fo:font-variant="normal" fo:text-transform="none" fo:color="#6a6a6a" style:font-name="Roboto" fo:font-size="12pt" fo:letter-spacing="normal" fo:font-style="normal" fo:font-weight="bold"/>
    </style:style>
    <style:style style:name="T2" style:family="text">
      <style:text-properties fo:font-variant="normal" fo:text-transform="none" fo:color="#545454" style:font-name="Roboto" fo:font-size="12pt" fo:letter-spacing="normal" fo:font-style="normal" fo:font-weight="normal"/>
    </style:style>
    <style:style style:name="T3" style:family="text">
      <style:text-properties fo:font-variant="normal" fo:text-transform="none" fo:color="#000000" style:font-name="calibri" fo:font-size="13.5pt" fo:letter-spacing="0.0102in" fo:font-style="normal" fo:font-weight="bold"/>
    </style:style>
    <style:style style:name="T4" style:family="text">
      <style:text-properties fo:font-variant="normal" fo:text-transform="none" fo:color="#000000" style:font-name="Gotham" fo:font-size="10.5pt" fo:letter-spacing="normal" fo:font-style="normal" fo:font-weight="normal"/>
    </style:style>
    <style:style style:name="T5" style:family="text">
      <style:text-properties fo:font-variant="normal" fo:text-transform="none" fo:color="#000000" style:font-name="Gotham" fo:font-size="10pt" fo:letter-spacing="normal" fo:font-style="normal" fo:font-weight="normal"/>
    </style:style>
    <style:style style:name="T6" style:family="text">
      <style:text-properties fo:font-variant="normal" fo:text-transform="none" fo:color="#000000" style:font-name="Work Sans" fo:font-size="12.75pt" fo:letter-spacing="normal" fo:font-style="normal" fo:font-weight="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3d414a" style:font-name="effra" fo:font-size="15pt" fo:letter-spacing="normal" fo:font-style="normal"/>
    </style:style>
    <style:style style:name="T9" style:family="text">
      <style:text-properties fo:font-variant="normal" fo:text-transform="none" fo:color="#3d414a" style:font-name="effra" fo:font-size="15pt" fo:letter-spacing="normal" fo:font-style="normal" fo:font-weight="normal"/>
    </style:style>
    <style:style style:name="T10" style:family="text">
      <style:text-properties fo:font-variant="normal" fo:text-transform="none" fo:color="#3d414a" style:text-line-through-style="none" style:font-name="Roboto3" fo:font-size="10.5pt" fo:letter-spacing="normal" fo:font-style="normal" style:text-underline-style="none" fo:font-weight="normal" style:text-blinking="false"/>
    </style:style>
    <style:style style:name="T11" style:family="text">
      <style:text-properties fo:font-variant="normal" fo:text-transform="none" fo:color="#333333" style:font-name="Roboto2" fo:font-size="12.75pt" fo:letter-spacing="normal" fo:font-style="normal" fo:font-weight="normal"/>
    </style:style>
    <style:style style:name="T12" style:family="text">
      <style:text-properties fo:font-variant="normal" fo:text-transform="none" fo:color="#333333" style:font-name="Helvetica" fo:font-size="9.75pt" fo:letter-spacing="normal" fo:font-style="normal" fo:font-weight="normal"/>
    </style:style>
    <style:style style:name="T13" style:family="text">
      <style:text-properties fo:font-variant="normal" fo:text-transform="none" fo:color="#333333" style:font-name="Helvetica" fo:font-size="9.75pt" fo:letter-spacing="normal" fo:font-style="normal" fo:font-weight="bold"/>
    </style:style>
    <style:style style:name="T14" style:family="text">
      <style:text-properties fo:font-variant="normal" fo:text-transform="none" fo:color="#333333" fo:letter-spacing="normal"/>
    </style:style>
    <style:style style:name="T15" style:family="text">
      <style:text-properties fo:font-variant="normal" fo:text-transform="none" fo:color="#333333" style:text-line-through-style="none" style:font-name="YouTube Noto" fo:font-size="9.75pt" fo:letter-spacing="normal" fo:font-style="normal" style:text-underline-style="none" fo:font-weight="bold" style:text-blinking="false" fo:background-color="#ffffff"/>
    </style:style>
    <style:style style:name="T16" style:family="text">
      <style:text-properties fo:font-variant="normal" fo:text-transform="none" fo:color="#333333" style:text-line-through-style="none" style:font-name="YouTube Noto" fo:font-size="9.75pt" fo:letter-spacing="normal" fo:font-style="normal" style:text-underline-style="none" style:text-blinking="false" fo:background-color="#ffffff"/>
    </style:style>
    <style:style style:name="T17" style:family="text">
      <style:text-properties fo:font-variant="normal" fo:text-transform="none" fo:color="#660099" style:text-line-through-style="none" style:font-name="Roboto" fo:font-size="13.5pt" fo:letter-spacing="normal" fo:font-style="normal" style:text-underline-style="none" fo:font-weight="normal" style:text-blinking="false" style:font-size-asian="13pt" style:font-weight-asian="normal" style:font-size-complex="13pt" style:font-weight-complex="normal"/>
    </style:style>
    <style:style style:name="T18" style:family="text">
      <style:text-properties fo:font-variant="normal" fo:text-transform="none" fo:color="#660099" style:text-line-through-style="none" style:font-name="Roboto" fo:font-size="13.5pt" fo:letter-spacing="normal" fo:font-style="italic" style:text-underline-style="none" fo:font-weight="bold" style:text-blinking="false" style:font-weight-asian="normal" style:font-weight-complex="normal"/>
    </style:style>
    <style:style style:name="T19" style:family="text">
      <style:text-properties fo:font-variant="normal" fo:text-transform="none" fo:color="#660099" style:text-line-through-style="none" style:font-name="Roboto" fo:font-size="13.5pt" fo:letter-spacing="normal" fo:font-style="italic" style:text-underline-style="none" fo:font-weight="bold" style:text-blinking="false" style:font-size-asian="13pt" style:font-weight-asian="normal" style:font-size-complex="13pt" style:font-weight-complex="normal"/>
    </style:style>
    <style:style style:name="T20" style:family="text">
      <style:text-properties fo:font-variant="normal" fo:text-transform="none" fo:color="#444444" style:font-name="Roboto1" fo:font-size="12pt" fo:letter-spacing="normal" fo:font-style="normal" fo:font-weight="normal"/>
    </style:style>
    <style:style style:name="T21" style:family="text">
      <style:text-properties fo:font-variant="normal" fo:text-transform="none" fo:color="#595859" style:font-name="Merriweather" fo:font-size="11.25pt" fo:letter-spacing="normal" fo:font-style="italic" fo:font-weight="normal"/>
    </style:style>
    <style:style style:name="T22" style:family="text">
      <style:text-properties fo:font-variant="normal" fo:text-transform="none" fo:color="#595859" style:font-name="Merriweather" fo:font-size="11.25pt" fo:letter-spacing="normal" fo:font-style="normal" fo:font-weight="bold"/>
    </style:style>
    <style:style style:name="T23" style:family="text">
      <style:text-properties fo:font-variant="normal" fo:text-transform="none" fo:color="#595859" style:text-line-through-style="none" style:font-name="Merriweather" fo:font-size="11.25pt" fo:letter-spacing="normal" fo:font-style="normal" style:text-underline-style="none" fo:font-weight="bold" style:text-blinking="false" fo:background-color="#ffffff"/>
    </style:style>
    <style:style style:name="T24" style:family="text">
      <style:text-properties fo:font-variant="normal" fo:text-transform="none" fo:color="#222222" style:font-name="Roboto Slab" fo:font-size="18pt" fo:letter-spacing="normal" fo:font-style="normal" fo:font-weight="normal"/>
    </style:style>
    <style:style style:name="T25" style:family="text">
      <style:text-properties fo:font-variant="normal" fo:text-transform="none" fo:color="#222222" style:font-name="arial" fo:font-size="9pt" fo:letter-spacing="normal" fo:font-style="normal" fo:font-weight="normal"/>
    </style:style>
    <style:style style:name="T26" style:family="text">
      <style:text-properties fo:font-variant="normal" fo:text-transform="none" fo:color="#222222" style:font-name="arial" fo:letter-spacing="normal" fo:font-style="normal" fo:font-weight="normal"/>
    </style:style>
    <style:style style:name="T27" style:family="text">
      <style:text-properties fo:font-variant="normal" fo:text-transform="none" fo:color="#167ac6" style:text-line-through-style="none" style:font-name="YouTube Noto" fo:font-size="8.25pt" fo:letter-spacing="normal" fo:font-style="normal" style:text-underline-style="none" fo:font-weight="normal" style:text-blinking="false" fo:background-color="#ffffff"/>
    </style:style>
    <style:style style:name="T28" style:family="text">
      <style:text-properties fo:font-variant="normal" fo:text-transform="none" fo:color="#111111" style:font-name="effra" fo:font-size="15pt" fo:letter-spacing="normal" fo:font-style="normal" fo:font-weight="normal"/>
    </style:style>
    <style:style style:name="T29" style:family="text">
      <style:text-properties fo:font-variant="normal" fo:text-transform="none" fo:color="#111111" style:font-name="Roboto3" fo:font-size="10.5pt" fo:letter-spacing="normal" fo:font-style="normal"/>
    </style:style>
    <style:style style:name="T30" style:family="text">
      <style:text-properties fo:font-variant="normal" fo:text-transform="none" fo:color="#111111" style:font-name="Roboto3" fo:font-size="10.5pt" fo:letter-spacing="normal" fo:font-style="normal" fo:font-weight="normal"/>
    </style:style>
    <style:style style:name="T31" style:family="text">
      <style:text-properties fo:color="#6a6a6a" style:font-name="Roboto" fo:font-style="normal" fo:font-weight="bold"/>
    </style:style>
    <style:style style:name="T32" style:family="text">
      <style:text-properties fo:color="#6a6a6a" style:font-name="Roboto" fo:font-size="12pt" fo:font-style="normal" fo:font-weight="bold"/>
    </style:style>
    <style:style style:name="T33" style:family="text">
      <style:text-properties fo:color="#545454"/>
    </style:style>
    <style:style style:name="T34" style:family="text">
      <style:text-properties fo:color="#545454" style:font-name="Roboto" fo:font-style="normal" fo:font-weight="bold"/>
    </style:style>
    <style:style style:name="T35" style:family="text">
      <style:text-properties fo:color="#545454" style:font-name="Roboto" fo:font-size="12pt"/>
    </style:style>
    <style:style style:name="T36" style:family="text">
      <style:text-properties fo:color="#545454" style:font-name="Roboto" fo:font-size="12pt" fo:font-style="normal" fo:font-weight="bold"/>
    </style:style>
    <style:style style:name="T37" style:family="text">
      <style:text-properties fo:color="#000000" style:font-name="Gotham" fo:font-size="10.5pt"/>
    </style:style>
    <style:style style:name="T38" style:family="text">
      <style:text-properties fo:font-size="12.75pt"/>
    </style:style>
    <style:style style:name="T39" style:family="text">
      <style:text-properties fo:font-size="12.75pt" fo:font-weight="bold"/>
    </style:style>
    <style:style style:name="T40" style:family="text">
      <style:text-properties fo:font-weight="bold"/>
    </style:style>
    <style:style style:name="T41" style:family="text">
      <style:text-properties fo:color="#c80000"/>
    </style:style>
    <style:style style:name="T42" style:family="text">
      <style:text-properties fo:color="#c80000" style:font-name="Consolas" fo:font-size="9pt" fo:background-color="#eeeeee"/>
    </style:style>
    <style:style style:name="T43" style:family="text">
      <style:text-properties style:font-name="Consolas" fo:font-size="9pt" fo:background-color="#eeeeee"/>
    </style:style>
    <style:style style:name="T44" style:family="text">
      <style:text-properties fo:font-weight="normal" style:font-weight-asian="normal" style:font-weight-complex="normal"/>
    </style:style>
    <style:style style:name="T45" style:family="text">
      <style:text-properties fo:font-size="13pt" fo:font-weight="bold" style:font-size-asian="13pt" style:font-weight-asian="bold" style:font-size-complex="13pt" style:font-weight-complex="bold"/>
    </style:style>
    <style:style style:name="T46" style:family="text">
      <style:text-properties fo:font-size="13pt" fo:font-weight="normal" style:font-size-asian="13pt" style:font-weight-asian="normal" style:font-size-complex="13pt" style:font-weight-complex="normal"/>
    </style:style>
    <style:style style:name="T47" style:family="text">
      <style:text-properties fo:color="#444444" style:font-name="Roboto1" fo:font-size="12pt"/>
    </style:style>
    <style:style style:name="T48" style:family="text">
      <style:text-properties fo:color="#444444" style:font-name="Raleway" fo:font-size="12pt" fo:font-weight="bold"/>
    </style:style>
    <style:style style:name="T49" style:family="text">
      <style:text-properties fo:color="#595859" style:font-name="Merriweather" fo:font-size="11.25pt" fo:font-style="italic"/>
    </style:style>
    <style:style style:name="T50" style:family="text">
      <style:text-properties fo:color="#595859" style:font-name="Merriweather" fo:font-size="11.25pt" fo:font-weight="bol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3">Lila,</text:span></text:span><text:a xlink:type="simple" xlink:href="mailto:lilapizzanpasta@gmail.com" text:style-name="Internet_20_link" text:visited-style-name="Visited_20_Internet_20_Link"><text:span text:style-name="Strong_20_Emphasis">lilapizzanpasta@gmail.com</text:span></text:a><text:span text:style-name="Strong_20_Emphasis"><text:span text:style-name="T3">, jredward13</text:span></text:span></text:p>
      <text:p text:style-name="P6"><text:span text:style-name="Strong_20_Emphasis"><text:span text:style-name="T3">20180225175047 1, </text:span></text:span><text:a xlink:type="simple" xlink:href="https://youtu.be/Jq2Zq_H0RvQ" text:style-name="Internet_20_link" text:visited-style-name="Visited_20_Internet_20_Link"><text:span text:style-name="Strong_20_Emphasis">https://youtu.be/Jq2Zq_H0RvQ</text:span></text:a></text:p>
      <text:p text:style-name="P6"><text:a xlink:type="simple" xlink:href="https://youtu.be/eXMt3EQvs7U" office:target-frame-name="_blank" xlink:show="new" text:style-name="Internet_20_link" text:visited-style-name="Visited_20_Internet_20_Link"><text:span text:style-name="Strong_20_Emphasis"><text:span text:style-name="T27">https://youtu.be/eXMt3EQvs7U</text:span></text:span></text:a><text:span text:style-name="Strong_20_Emphasis"><text:span text:style-name="T3"> </text:span></text:span></text:p>
      <text:p text:style-name="P6"><text:span text:style-name="Strong_20_Emphasis"><text:span text:style-name="T3">https://youtu.be/eXMt3EQvs7U</text:span></text:span></text:p>
      <text:p text:style-name="P6"><text:span text:style-name="Strong_20_Emphasis"><text:span text:style-name="T3"/></text:span></text:p>
      <text:p text:style-name="P6"><text:span text:style-name="Strong_20_Emphasis"><text:span text:style-name="T3">Sesame Seed Chutney</text:span></text:span></text:p>
      <text:p text:style-name="P3">Ingredients for chutney:</text:p>
      <text:p text:style-name="P3">1 cup white sesame seeds, lightly rosted.</text:p>
      <text:p text:style-name="P3">1 cup chopped fresh cilantro (Dhaniya).</text:p>
      <text:p text:style-name="P3">1 tablespoon fresh ginger, chopped.</text:p>
      <text:p text:style-name="P3">2 tablespoons shredded coconut.</text:p>
      <text:p text:style-name="P3">1 tablespoon green chili, chopped.</text:p>
      <text:p text:style-name="Standard">1/3 cup curry leaves.</text:p>
      <text:p text:style-name="P3">1/2 cup fresh curd.</text:p>
      <text:p text:style-name="P3">1/4 cup water.</text:p>
      <text:p text:style-name="P4">Salt to taste.</text:p>
      <text:p text:style-name="P3"/>
      <text:p text:style-name="Standard">For Tempering (Tadka)</text:p>
      <text:p text:style-name="Standard">2 tablespoons oil.</text:p>
      <text:p text:style-name="Standard">1 teaspoon mustard seeds.</text:p>
      <text:p text:style-name="Standard">1 teaspoon cumin seeds.</text:p>
      <text:p text:style-name="Standard">1/2 tablespoon garlic, finely chopped.</text:p>
      <text:p text:style-name="Standard">1 dried red chilli, broken.</text:p>
      <text:p text:style-name="Standard">a few curry leaves.</text:p>
      <text:p text:style-name="Standard"/>
      <text:p text:style-name="Standard">DIRECTIONS</text:p>
      <text:p text:style-name="Standard"/>
      <text:p text:style-name="Standard">Blend the ingredients for chutney with a little water, as required.</text:p>
      <text:p text:style-name="Standard"/>
      <text:p text:style-name="Standard">Start the tempering by the heating oil.</text:p>
      <text:p text:style-name="Standard">Then add the mustard seeds, cumin seeds, garlic, red chilli and curry leaves.</text:p>
      <text:p text:style-name="Standard">Allow the tempering to sputter.</text:p>
      <text:p text:style-name="Standard">Finally, pour the tempering over the sesame chutney and serve It!</text:p>
      <text:p text:style-name="Standard"/>
      <text:p text:style-name="Standard">Sesame chutney Dip</text:p>
      <text:p text:style-name="Standard">Ingredients:</text:p>
      <text:p text:style-name="Standard">1/2 cup untempered sesame chutney.</text:p>
      <text:p text:style-name="Standard">1/4 cup water.</text:p>
      <text:p text:style-name="Standard">1/3 cup fresh curd.</text:p>
      <text:p text:style-name="Standard">1/3 cup sour cream</text:p>
      <text:p text:style-name="Standard">1 tablespoon olive oil.</text:p>
      <text:p text:style-name="Standard">1 tablespoon fried, finely chopped garlic.</text:p>
      <text:p text:style-name="Standard">Salt to taste.</text:p>
      <text:p text:style-name="Standard"/>
      <text:p text:style-name="Standard">DIRECTIONS</text:p>
      <text:p text:style-name="Standard"/>
      <text:p text:style-name="Standard">Add water, curd, sour cream and salt to the sesame chutney, and give it a quick pulse in a blender to mix well. Transfer to a bowl and mix in the garlic. Pour the olive oil over the chutney. The dip is now reddy for nachos, pasta or as a spread on a sandwich or burger, or even as a salad dressing.</text:p>
      <text:p text:style-name="Standard"><text:soft-page-break/></text:p>
      <text:p text:style-name="Standard">Fresh coconut chutney.</text:p>
      <text:p text:style-name="Standard"/>
      <text:p text:style-name="Standard">Ingredients:</text:p>
      <text:p text:style-name="Standard">1/2 cup chopped mint.</text:p>
      <text:p text:style-name="Standard">1/2 cup chopped fresh cilantro (Dhaniya).</text:p>
      <text:p text:style-name="Standard"/>
      <text:p text:style-name="Standard">1 tablespoon fresh ginger, chopped.</text:p>
      <text:p text:style-name="Standard">1 tablespoon garlic, chopped.</text:p>
      <text:p text:style-name="Standard">1 tablespoon green chili, chopped.</text:p>
      <text:p text:style-name="Standard">1 cup shredded coconut.</text:p>
      <text:p text:style-name="Standard">1/3 cup fresh curd.</text:p>
      <text:p text:style-name="Standard">1/4 cup water.</text:p>
      <text:p text:style-name="Standard">Salt to taste.</text:p>
      <text:p text:style-name="Standard"/>
      <text:p text:style-name="Standard">For Tempering (Tadka)</text:p>
      <text:p text:style-name="Standard">2 tablespoon oil.</text:p>
      <text:p text:style-name="Standard">1 teaspoon mustard seeds.</text:p>
      <text:p text:style-name="Standard">1 teaspoon urad dal.</text:p>
      <text:p text:style-name="Standard">pinch of hing / asafoetida.</text:p>
      <text:p text:style-name="Standard">1 dried red chilli, broken.</text:p>
      <text:p text:style-name="Standard">a few curry leaves.</text:p>
      <text:p text:style-name="Standard">DIRECTIONS</text:p>
      <text:p text:style-name="Standard"/>
      <text:p text:style-name="Standard">Blend all the ingredients for the chutney with a little water as required.</text:p>
      <text:p text:style-name="Standard"><text:s/>Start the tempering by the heating oil.</text:p>
      <text:p text:style-name="Standard">Then add the mustard seeds, <text:s/>urad dal, cumin seeds, garlic, red chilli and curry leaves.</text:p>
      <text:p text:style-name="Standard">Allow the tempering to sputter.</text:p>
      <text:p text:style-name="Standard">Finally, pour the tempering over the sesame chutney and serve It!</text:p>
      <text:p text:style-name="Standard"/>
      <text:p text:style-name="Standard">Coconut chutney Dip </text:p>
      <text:p text:style-name="Standard">1 cup cup untempered coconut chutney</text:p>
      <text:p text:style-name="Standard">1/3 cup fresh curd.</text:p>
      <text:p text:style-name="Standard">1/4 cup sour cream</text:p>
      <text:p text:style-name="Standard">1/3 cup <text:span text:style-name="T6">cream cheese</text:span> </text:p>
      <text:p text:style-name="Standard">1 <text:s/>tablespoonolive oil.</text:p>
      <text:p text:style-name="P4">Salt to taste.</text:p>
      <text:p text:style-name="Standard"/>
      <text:p text:style-name="Standard">DIRECTIONS</text:p>
      <text:p text:style-name="Standard"/>
      <text:p text:style-name="Standard">Add water, curd, sour cream, <text:span text:style-name="T6">cream cheese</text:span> <text:s/>and salt into the Coconut chutney and give it a quick pulse in a blender to mix well. <text:s/>Pour the olive oil over the chutney. The dip is reddy for nachos, pasta or as a spread on a sandwich or burger, or even as a salad dressing.</text:p>
      <text:p text:style-name="Standard"/>
      <text:p text:style-name="Standard">Peanut chutney recipe.</text:p>
      <text:p text:style-name="Standard">Ingredients</text:p>
      <text:p text:style-name="Standard">1 cup dry roasted peanuts without skin. </text:p>
      <text:p text:style-name="Standard">3 green chillis, chopped.</text:p>
      <text:p text:style-name="Standard">1 tablespoon garlic, chopped.</text:p>
      <text:p text:style-name="Standard">1 cup chopped fresh cilantro (Dhaniya).</text:p>
      <text:p text:style-name="Standard">1/3 cup curry leaves.</text:p>
      <text:p text:style-name="Standard">1/2 cup fresh curd. </text:p>
      <text:p text:style-name="Standard"><text:soft-page-break/>1/4 cup water.</text:p>
      <text:p text:style-name="P4">Salt to taste.</text:p>
      <text:p text:style-name="Standard">For Tempering (Tadka)</text:p>
      <text:p text:style-name="Standard">2 tablespoon oil.</text:p>
      <text:p text:style-name="Standard">1 teaspoon mustard seeds</text:p>
      <text:p text:style-name="Standard">1 teaspoon cumin seeds.</text:p>
      <text:p text:style-name="Standard">1 dried red chilli, broken.</text:p>
      <text:p text:style-name="Standard">1 teaspoon finely chopped garlic.</text:p>
      <text:p text:style-name="Standard">A few curry leaves.</text:p>
      <text:p text:style-name="Standard">DIRECTIONS</text:p>
      <text:p text:style-name="Standard"/>
      <text:p text:style-name="Standard">Blend all the ingredients for the chutney with a little water as required, to a fine paste. Finish with</text:p>
      <text:p text:style-name="Standard">tempering.</text:p>
      <text:p text:style-name="Standard"/>
      <text:p text:style-name="Standard">For Tempering (Tadka) now prepare the tempering by heating <text:s/>oil.</text:p>
      <text:p text:style-name="Standard">Also add in <text:s/>mustard seeds, cumin seeda, <text:s/>finelly chopped garlic, dried red chilli and few curry leaves.</text:p>
      <text:p text:style-name="Standard">Allow the tempering to sputter.</text:p>
      <text:p text:style-name="Standard">Finally, pour the tempering over peanut chutney. It is reddy to serve!</text:p>
      <text:p text:style-name="Standard"/>
      <text:p text:style-name="Standard">Dry Peanut chutney recipe.</text:p>
      <text:p text:style-name="Standard">Ingredients :</text:p>
      <text:p text:style-name="Standard">1 cup dry roasted peanuts without skin.</text:p>
      <text:p text:style-name="Standard">1/4 cup curry leaves.</text:p>
      <text:p text:style-name="Standard">1tablespoons cumin seeds.</text:p>
      <text:p text:style-name="Standard">1/2 tablespoons red chilli powder hot.</text:p>
      <text:p text:style-name="Standard">1/4 teaspoon turmeric powder.</text:p>
      <text:p text:style-name="Standard">1/3 cup chopped garlic </text:p>
      <text:p text:style-name="P4">Salt to taste.</text:p>
      <text:p text:style-name="Standard"/>
      <text:p text:style-name="Standard">DIRECTIONS</text:p>
      <text:p text:style-name="Standard">Blend <text:s/>the garlic, cumin seeds and curry leaves first, and then add the peanuts, salt, turmeric and chilli powder. S<text:span text:style-name="T4">tirr it then b</text:span>lend a. It is important not to over blend it. So use short pulses. Leave it curse. </text:p>
      <text:p text:style-name="Standard">Place it in airtight container and store in refrigerator for instant anytime use.Enjoy with Roti, Puri or sandwich. </text:p>
      <text:p text:style-name="Standard"/>
      <text:p text:style-name="Standard"><text:s/>Peanut Dip </text:p>
      <text:p text:style-name="Standard">Ingredients </text:p>
      <text:p text:style-name="Standard">1/2 cup Dry Peanut chutney.</text:p>
      <text:p text:style-name="Standard">1/4 cup water.</text:p>
      <text:p text:style-name="Standard">1/3 cup fresh curd.</text:p>
      <text:p text:style-name="Standard">1/3 cup sour cream</text:p>
      <text:p text:style-name="Standard">1/3 cup shredded sharp cheddar cheese</text:p>
      <text:p text:style-name="P4">Salt to taste.</text:p>
      <text:p text:style-name="Standard"/>
      <text:p text:style-name="Standard">DIRECTIONS</text:p>
      <text:p text:style-name="Standard"/>
      <text:p text:style-name="Standard">Add <text:s/>cup water and cup curd, shredded sharp cheddar cheese, sour cream and salt in <text:s/>and <text:s/>give quick pulse in blender. Than add Dry Peanut chutney and <text:s/>give quick pulse in blender to mix well. The dip is reddy for nachos, pasta or as a spread on a sandwich or burger, or even as a salad dressing.</text:p>
      <text:p text:style-name="Standard"><text:soft-page-break/></text:p>
      <text:p text:style-name="Standard"/>
      <text:p text:style-name="Standard">Red chilli Garlic Chutney</text:p>
      <text:p text:style-name="Standard">Ingredients </text:p>
      <text:p text:style-name="Standard">1/2 cup hot red chilli powder, dry.</text:p>
      <text:p text:style-name="Standard">1/3 cup chopped garlic.</text:p>
      <text:p text:style-name="Standard">1/2 cup water.</text:p>
      <text:p text:style-name="Standard">1/2 tablespoon <text:s/>chopped fresh cilantro (Dhaniya).</text:p>
      <text:p text:style-name="P4">Salt to taste.</text:p>
      <text:p text:style-name="Standard">DIRECTIONS</text:p>
      <text:p text:style-name="Standard">Blend <text:s/>garlic, red chilli powder, water and salt into a coarse paste. Pour into a dish, add chopped fresh cilantro and <text:span text:style-name="T4">stirr</text:span>. Serve with samosa, kachuri, pakora, Dosa, or any kind of fried food!</text:p>
      <text:p text:style-name="Standard"/>
      <text:p text:style-name="Standard">Red chilli Garlic Chutney Dip</text:p>
      <text:p text:style-name="Standard">Ingredients</text:p>
      <text:p text:style-name="Standard">1/2 cup red chilli garlic chutney</text:p>
      <text:p text:style-name="Standard">1/4 cup water.</text:p>
      <text:p text:style-name="Standard">1/4 cup fresh curd (plain yogurt).</text:p>
      <text:p text:style-name="Standard">1/4 cup shredded mixed <text:s/>cheddar and mozzarella cheese.</text:p>
      <text:p text:style-name="Standard">1/3 cup <text:span text:style-name="T6">cream cheese</text:span> </text:p>
      <text:p text:style-name="P4">Salt to taste.</text:p>
      <text:p text:style-name="Standard">DIRECTIONS</text:p>
      <text:p text:style-name="Standard"/>
      <text:p text:style-name="Standard">Add water, curd, shredded <text:s/>cheese, <text:span text:style-name="T6">cream cheese</text:span> <text:s/>and salt to the red chilli Garlic chutney. <text:s/>Give it a quick pulse in blender to mix well. The hot dip is reddy for Nachos, Pasta or spread on sandwich, burger etc.</text:p>
      <text:p text:style-name="Standard"/>
      <text:p text:style-name="Standard">Red Chilli Garlic Ghee Chutny </text:p>
      <text:p text:style-name="Standard">Ingredients </text:p>
      <text:p text:style-name="Standard">1/2 cup hot red chilli powder, dry.</text:p>
      <text:p text:style-name="Standard">1/3 cup chopped garlic.</text:p>
      <text:p text:style-name="Standard">1/4 cup curry leaves.</text:p>
      <text:p text:style-name="Standard">1 <text:s/>tablespoon <text:s/>ginger chopped.</text:p>
      <text:p text:style-name="Standard">2 teaspoon cumin seeds.</text:p>
      <text:p text:style-name="Standard">1 cup cow ghee (<text:span text:style-name="T2">clarified butter</text:span>).</text:p>
      <text:p text:style-name="P4">salt to taste.</text:p>
      <text:p text:style-name="P4"/>
      <text:p text:style-name="Standard">DIRECTIONS</text:p>
      <text:p text:style-name="Standard">Blend all the ingredients in to a coarse paste. Do not add any water. Transfer to a bowl. <text:s/>heat <text:s/>the ghee in heady pan. Turn off the stove once the ghee has melted. Add the chilli garlic paste to the ghee and stirr well. Be sure <text:s/>not to burn the chilli garlic paste.</text:p>
      <text:p text:style-name="Standard">Ghee chutny is ready to serve. Enjoy with Prata or Puri! </text:p>
      <text:p text:style-name="Standard">Note:</text:p>
      <text:p text:style-name="Standard">Place it in airtight container and store in the refrigerator for instant use <text:s/>anytime.</text:p>
      <text:p text:style-name="Standard">Heat before serving.</text:p>
      <text:p text:style-name="Standard"/>
      <text:p text:style-name="Standard">Fire Roasted Tomatoe Chutny</text:p>
      <text:p text:style-name="Standard">Ingredients</text:p>
      <text:p text:style-name="Standard">2 <text:s/>whole Tomatoes</text:p>
      <text:p text:style-name="Standard">1 teaspoon <text:s/>chopped fresh cilantro (Dhaniya).</text:p>
      <text:p text:style-name="Standard">1/2 teaspoon chopped green chilli.</text:p>
      <text:p text:style-name="P4"><text:soft-page-break/>Salt to taste.</text:p>
      <text:p text:style-name="Standard">DIRECTIONS</text:p>
      <text:p text:style-name="Standard">Roast the whole tomatoes directly on the gas burner. Let them cool and then peel off the skin. Mash the tomatoes. Add salt, green chilli and chopped fresh cilantro.</text:p>
      <text:p text:style-name="Standard">Enjoy!</text:p>
      <text:p text:style-name="Standard">Green Mango Chutney </text:p>
      <text:p text:style-name="Standard">Tangy green mango chutney</text:p>
      <text:p text:style-name="Standard">Ingredients</text:p>
      <text:p text:style-name="Standard">1/2 medium size peeled green mango.</text:p>
      <text:p text:style-name="Standard">2 green chillies, chopped.</text:p>
      <text:p text:style-name="Standard">1/2 teaspoon rosted <text:s/>cumin seed powder.</text:p>
      <text:p text:style-name="Text_20_body">1/4 teaspoon rosted fenugreek seed powder(rosted Methi).</text:p>
      <text:p text:style-name="Standard">1/4 cup water.</text:p>
      <text:p text:style-name="Standard">1 cup chopped fresh cilantro (Dhaniya).</text:p>
      <text:p text:style-name="Standard">salt to taste.</text:p>
      <text:p text:style-name="Standard">DIRECTIONS</text:p>
      <text:p text:style-name="Standard"><text:s/>Cut the mango into small pieces. Add mango pieces, green chilli, <text:s/>cumin powder, fenugreek powder, cilantro (Dhaniya), water and salt in a blender. Blend to a smooth paste. Serve as an accompaniment or condiment with snacks and Indian meals.</text:p>
      <text:p text:style-name="Standard">Store the green mango chutney in the <text:s/>refrigerator in <text:s/>an airtight container for instant use anytime.</text:p>
      <text:p text:style-name="Standard">Green Mango Chutney Dip</text:p>
      <text:p text:style-name="Standard">Ingredients </text:p>
      <text:p text:style-name="Standard">1/2 cup green mango chutney.</text:p>
      <text:p text:style-name="Standard">1/4 cup water.</text:p>
      <text:p text:style-name="Standard">1/3 cup fresh curd (plain yogurt).</text:p>
      <text:p text:style-name="Standard">1/3 cup <text:span text:style-name="T6">cream cheese</text:span> .</text:p>
      <text:p text:style-name="Standard">1 tablespoon olive oil.</text:p>
      <text:p text:style-name="P4">salt to taste.</text:p>
      <text:p text:style-name="Standard"/>
      <text:p text:style-name="Standard">DIRECTIONS</text:p>
      <text:p text:style-name="Standard"/>
      <text:p text:style-name="Standard">Add water, curd, cream cheese and salt. Give it quick pulse in the blender. Then add the green mango chutney and give it another quick pulse to mix well. Pour olive oil over the dip. The dip is ready for nachos, pasta or as a spread on a sandwich or burger, or even as a salad dressing.</text:p>
      <text:p text:style-name="Standard"/>
      <text:p text:style-name="Standard">Green tomato Dhaniya chutny.</text:p>
      <text:p text:style-name="Standard">A chutny for any time for with allmost anything.</text:p>
      <text:p text:style-name="Standard">Ingredients </text:p>
      <text:p text:style-name="Standard">1 cup chopped fresh cilantro (Dhaniya)</text:p>
      <text:p text:style-name="Standard">2 tomatoes.</text:p>
      <text:p text:style-name="Standard">2 small green chilies.</text:p>
      <text:p text:style-name="Standard">1 tablespoon lemon juice.</text:p>
      <text:p text:style-name="P4">salt to taste.</text:p>
      <text:p text:style-name="P4"/>
      <text:p text:style-name="Standard"/>
      <text:p text:style-name="Standard">DIRECTIONS</text:p>
      <text:p text:style-name="Standard"/>
      <text:p text:style-name="Standard">Twirl a knife into each tomato <text:s/>an squeeze the tomato juice into a bowl. <text:s/></text:p>
      <text:p text:style-name="P6"><text:span text:style-name="T25">Chop the tomato pulp. Then add the </text:span><text:span text:style-name="T26">pulp, green chilli, cilantro, lemon juice and salt </text:span><text:span text:style-name="T25">into a blender and give it a short pulse. S</text:span><text:span text:style-name="T5">tir and then b</text:span><text:span text:style-name="T25">lend again. It is important not to over blend it. So use short pulses. Leave it coarse. Add the coarse paste to the tomato juice and mix well with spoon.</text:span> </text:p>
      <text:p text:style-name="Standard"><text:soft-page-break/></text:p>
      <text:p text:style-name="P22">! reddy change into ready, curd , salt, chapped chilli, Pour olive oil over the dip.</text:p>
      <text:p text:style-name="Standard"/>
      <text:p text:style-name="P20">Technique for making chutny</text:p>
      <text:p text:style-name="P20"/>
      <text:p text:style-name="P20"><text:s/>Chutny is not a paste, so it is important not to over-blend it. blending for any length of time will over heat your chutney and ruin it. <text:s/>So use short pulses.</text:p>
      <text:p text:style-name="P20">After giveing short pulses, stir the chutney and blend again.</text:p>
      <text:p text:style-name="Standard"><text:span text:style-name="T45">Chopping </text:span><text:span text:style-name="T46"><text:s/>is important. For </text:span><text:a xlink:type="simple" xlink:href="https://www.google.com/search?rlz=1C1VFKB_enUS628US628&amp;q=better+taste+and+texture&amp;spell=1&amp;sa=X&amp;ved=0ahUKEwjQ97ib4efYAhWBNd8KHY8DBUEQkeECCCYoAA" text:style-name="Internet_20_link" text:visited-style-name="Visited_20_Internet_20_Link"><text:span text:style-name="T17">better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9">taste </text:span></text:a><text:a xlink:type="simple" xlink:href="https://www.google.com/search?rlz=1C1VFKB_enUS628US628&amp;q=better+taste+and+texture&amp;spell=1&amp;sa=X&amp;ved=0ahUKEwjQ97ib4efYAhWBNd8KHY8DBUEQkeECCCYoAA" text:style-name="Internet_20_link" text:visited-style-name="Visited_20_Internet_20_Link"><text:span text:style-name="T17">and </text:span></text:a><text:a xlink:type="simple" xlink:href="https://www.google.com/search?rlz=1C1VFKB_enUS628US628&amp;q=better+taste+and+texture&amp;spell=1&amp;sa=X&amp;ved=0ahUKEwjQ97ib4efYAhWBNd8KHY8DBUEQkeECCCYoAA" text:style-name="Internet_20_link" text:visited-style-name="Visited_20_Internet_20_Link">texture</text:a><text:span text:style-name="T19">. </text:span><text:span text:style-name="T46">chop the tomatoe, cilantro, <text:s/>green chilies etc before making chuteny. </text:span><text:span text:style-name="T18"><text:s/>Blend well to get the right texture.</text:span><text:span text:style-name="T44"> </text:span></text:p>
      <text:p text:style-name="P21"/>
      <text:p text:style-name="P20">When adding water, Add a <text:s/>small quantity first. Then add <text:s/>more as needed. And before blending, stirr it well. </text:p>
      <text:p text:style-name="P20"/>
      <text:p text:style-name="P20">Tack out tomato juise before blending, becouse when you blend with tomatoe seeds its teast better. <text:s/></text:p>
      <text:p text:style-name="P20">Before blendind a tomatoe remove the juice. Never blend tomatoe seeds becouse they will add a bitter taste. </text:p>
      <text:p text:style-name="P20"/>
      <text:p text:style-name="P20">Keeping your Chutny safe</text:p>
      <text:p text:style-name="P20"/>
      <text:p text:style-name="P20">Chutny will keep indefinately in the freezer. But use small containers to avoid having to refreeze leftovers. For a one time use small containers, ice cube tray and aluminum sheet. Dont forget put lable on it. (Show pic)</text:p>
      <text:p text:style-name="P20">Of course, power outages will greatly reduce the amount of time that your chutny can be kept—it is important that, once frozen, it is kept frozen until it is ready to be eaten.</text:p>
      <text:p text:style-name="P20"/>
      <text:p text:style-name="P20">Suggestion</text:p>
      <text:p text:style-name="P1"><text:span text:style-name="Emphasis"><text:span text:style-name="T1">Chutney</text:span></text:span><text:span text:style-name="T2"> is a sauce, a sweet or savory but usually spicy condiment. Originally from eastern India, chutney is made from a variety of fruits and vegetables, often containing <text:s text:c="2"/>fresh cilantro (Dhaniya) and <text:s/>chilli peppers. All Indian savories are served with </text:span><text:span text:style-name="Emphasis"><text:span text:style-name="T1">Chutney </text:span></text:span></text:p>
      <text:p text:style-name="P2"/>
      <text:p text:style-name="P2"><text:s/>This site provades a number of spicy chutney recipes and dips ! But the spicyness <text:s/>can esaly be reduce <text:s/>by useing less chilli and removeing the seeds. Indeed all the ingredients can be adjusted to taste. More importent then the ingedients are the tecquics <text:s/>useed in these recipes. <text:s/></text:p>
      <text:p text:style-name="P2"/>
      <text:p text:style-name="P1"><text:span text:style-name="T6">Dips and chutney are the most popular appetizer to serve. They're quick and easy to make, delicious and flavorful, and can be served with a huge variety of <text:s/>crackers, breads and </text:span><text:span text:style-name="T20">any fried food</text:span><text:span text:style-name="T6">. </text:span><text:s/></text:p>
      <text:p text:style-name="P2">I learned all of these chutney recipies from my mother. But the dips are my own creations.</text:p>
      <text:p text:style-name="P2"/>
      <text:p text:style-name="P1"/>
      <text:p text:style-name="P1"><text:span text:style-name="T9"><text:s/>There are many different kind of chutney. These are best enjoyed with cheese, bread, </text:span><text:span text:style-name="T2">salad <text:s/></text:span><text:span text:style-name="T9">or cold meats. They are amazing <text:s/>in a sandwich, and especially in grilled cheese sandwiches. Chutney is also perfect with a picnic lunch.</text:span><text:span text:style-name="T4"> </text:span><text:s/></text:p>
      <text:p text:style-name="P5"><text:soft-page-break/></text:p>
      <text:p text:style-name="P8">What to serve with these dips? The possibilities are endless. </text:p>
      <text:p text:style-name="P8">Dips can be serve with breadsticks, potato chips, taco chips, crackers, baby carrots, bell pepper strips or tortilla chips. Dips can also be spread on toast or sliceed bagels. You can even serve french fries with dip<text:span text:style-name="T47">.</text:span></text:p>
      <text:p text:style-name="P1"/>
      <text:p text:style-name="P2">I learned all of these chutney recipies from my mother. But the dips are my own creations.</text:p>
      <text:p text:style-name="P2"/>
      <text:p text:style-name="P7">Ways To Eat Chutney</text:p>
      <text:p text:style-name="P15"><text:span text:style-name="Emphasis"><text:span text:style-name="T49">Green chutney is a classic condiment made by <text:s/>every family in <text:s/>India where it is served with just about every meal. Made with mint, cilantro, <text:s/>green mango and other ing--, this recipes are </text:span></text:span><text:span text:style-name="Emphasis"><text:span text:style-name="T49">easy to alter—you can make them solely with cilantro, <text:s/>or you can increase the amount of chileor mint. do use some cilantro or the chutney will taste bitter. </text:span></text:span></text:p>
      <text:list xml:id="list4813201679561312788" text:style-name="L1">
        <text:list-item>
          <text:p text:style-name="P24">Serve it on the side of Indian dishes like idli, dosa,u pma, poha etc. Have it on a sandwich. Or add it to any kind of salad.</text:p>
        </text:list-item>
        <text:list-item>
          <text:p text:style-name="P24"/>
        </text:list-item>
        <text:list-item>
          <text:p text:style-name="P25">Puree it and use as a dipping sauce for egg rolls, samosa, vada, p<text:span text:style-name="Emphasis"><text:span text:style-name="T31">atties</text:span></text:span><text:span text:style-name="Emphasis"><text:span text:style-name="T34">, c</text:span></text:span><text:span text:style-name="Emphasis"><text:span text:style-name="T31">utlets </text:span></text:span>any fried food!</text:p>
        </text:list-item>
        <text:list-item>
          <text:p text:style-name="P25">Serve it with cheese or sliced meat platter.</text:p>
        </text:list-item>
        <text:list-item>
          <text:p text:style-name="P25"/>
        </text:list-item>
        <text:list-item>
          <text:p text:style-name="P25">Mix it into ground beef or pork and use for meatloaf or sausage roll filling.</text:p>
          <text:p text:style-name="P25"/>
        </text:list-item>
        <text:list-item>
          <text:p text:style-name="P25">Eat it with any kind of cooked pork dish (e.g. chops, tenderloin, ham, etc.)</text:p>
        </text:list-item>
        <text:list-item>
          <text:p text:style-name="P25">Serve it with grilled sausages, chicken or Kabab.</text:p>
        </text:list-item>
        <text:list-item>
          <text:p text:style-name="P25">Serve it with roasted chicken or turkey. </text:p>
          <text:p text:style-name="P25"/>
        </text:list-item>
        <text:list-item>
          <text:p text:style-name="P25">Warm goat cheese or brie, pour chutney over it and serve.</text:p>
          <text:p text:style-name="P25"/>
        </text:list-item>
        <text:list-item>
          <text:p text:style-name="P25">Puree and serve with glazed meat, roasted sweet potatoes, corn, butternut squash, etc.</text:p>
        </text:list-item>
        <text:list-item>
          <text:p text:style-name="P25"/>
        </text:list-item>
        <text:list-item>
          <text:p text:style-name="P25">Puree it and add it to salad dressing.</text:p>
        </text:list-item>
        <text:list-item>
          <text:p text:style-name="P25">Serve it with a grilled cheese sandwich.&lt;ul style="color:#ff00ff"&gt;</text:p>
        </text:list-item>
        <text:list-item>
          <text:p text:style-name="P25"><text:span text:style-name="T37">marinate chicken</text:span>, turkey, pork, paneer or tofu with chutney. </text:p>
        </text:list-item>
        <text:list-item>
          <text:p text:style-name="P25">Serve it on a cheeseburger, or on a veggie burger.</text:p>
        </text:list-item>
      </text:list>
      <text:p text:style-name="Text_20_body"/>
      <text:p text:style-name="Text_20_body">Chutney and Chicken<text:line-break/><text:span text:style-name="T4"> Marinat some cubed chicken breast with chutney for about 15 minutes. Saute some onions in a some olive oil and then add the chicken. Cover and cooke on medium heat for about 10 mins, stirring occaisionally . Then add heaping tablespoon of tomato paste with just a dash of water to liquify. <text:s/>Stirr and continue to cook (covered) for another 10 mins until cooked through. Delicious when served with rice!</text:span> </text:p>
      <text:p text:style-name="P23"><text:span text:style-name="Strong_20_Emphasis"><text:span text:style-name="T50"/></text:span></text:p>
      <text:h text:style-name="P16" text:outline-level="2"><text:span text:style-name="Strong_20_Emphasis"><text:span text:style-name="T24"/></text:span></text:h>
      <text:p text:style-name="P14"><text:span text:style-name="Strong_20_Emphasis"><text:span text:style-name="T48">560 x 343</text:span></text:span></text:p>
      <text:h text:style-name="P19" text:outline-level="2"><text:a xlink:type="simple" xlink:href="http://rupalilaforge.github.io/chutney/index.html" text:style-name="Internet_20_link" text:visited-style-name="Visited_20_Internet_20_Link"><text:span text:style-name="Strong_20_Emphasis"><text:span text:style-name="T22">http://rupalilaforge.github.io/chutney/index.html</text:span></text:span></text:a></text:h>
      <text:p text:style-name="P18"><text:span text:style-name="Strong_20_Emphasis"><text:span text:style-name="T22">For all recipe pic 220/245</text:span></text:span></text:p>
      <text:p text:style-name="P18"><text:span text:style-name="Strong_20_Emphasis"><text:span text:style-name="T22">sade pic 200/200</text:span></text:span></text:p>
      <text:p text:style-name="P18"><text:soft-page-break/><text:span text:style-name="Strong_20_Emphasis"><text:span text:style-name="T22">coconut recipe 560/343</text:span></text:span></text:p>
      <text:p text:style-name="P18"><text:span text:style-name="Strong_20_Emphasis"><text:span text:style-name="T22">main 1 <text:s text:c="3"/>1126/660 <text:s text:c="2"/></text:span></text:span></text:p>
      <text:p text:style-name="P18"><text:span text:style-name="Strong_20_Emphasis"><text:span text:style-name="T22">main 2 330/250..................... contect 100/249</text:span></text:span></text:p>
      <text:p text:style-name="P18"><text:span text:style-name="Strong_20_Emphasis"><text:span text:style-name="T23">1) <text:s/></text:span></text:span><text:a xlink:type="simple" xlink:href="https://www.youtube.com/edit?o=U&amp;video_id=Jq2Zq_H0RvQ" text:style-name="Internet_20_link" text:visited-style-name="Visited_20_Internet_20_Link"><text:span text:style-name="Strong_20_Emphasis"><text:span text:style-name="T15">Lila's chutney 'n dips</text:span></text:span></text:a><text:span text:style-name="Strong_20_Emphasis"><text:span text:style-name="T22"> </text:span></text:span></text:p>
      <text:p text:style-name="P18"><text:span text:style-name="Strong_20_Emphasis"><text:span text:style-name="T22">How to make fresh coconut chutney 'n dip. <text:s/>This site provides a number of spicy chutney recipes and dips. link is down below</text:span></text:span></text:p>
      <text:p text:style-name="P18"><text:span text:style-name="Strong_20_Emphasis"><text:span text:style-name="T22">http://rupalilaforge.github.io/chutney/</text:span></text:span></text:p>
      <text:p text:style-name="P18"><text:span text:style-name="Strong_20_Emphasis"><text:span text:style-name="T22">connect with me at </text:span></text:span><text:a xlink:type="simple" xlink:href="mailto:lilapizzanpasta@gmail.com" text:style-name="Internet_20_link" text:visited-style-name="Visited_20_Internet_20_Link"><text:span text:style-name="Strong_20_Emphasis">lilapizzanpasta@gmail.com</text:span></text:a></text:p>
      <text:p text:style-name="P18"><text:span text:style-name="Strong_20_Emphasis"><text:span text:style-name="T22">coconut chutney, Dip, Recipie, Chutney, Chutney and Chicken, </text:span></text:span><text:span text:style-name="Strong_20_Emphasis"><text:span text:style-name="T9">sandwiches, Samosa, Vada, Idli,Dosa, Fried food, Spread, Burger, Grilled, Roasted chicken, Marinat,Chips, Tortilla</text:span></text:span></text:p>
      <text:p text:style-name="P18"><text:span text:style-name="Strong_20_Emphasis"><text:span text:style-name="T9"/></text:span></text:p>
      <text:p text:style-name="P18"><text:span text:style-name="Strong_20_Emphasis"><text:span text:style-name="T30">20 <text:s text:c="4"/></text:span></text:span><text:span text:style-name="Strong_20_Emphasis"><text:span text:style-name="T23"><text:s/></text:span></text:span><text:a xlink:type="simple" xlink:href="https://www.youtube.com/edit?o=U&amp;video_id=Jq2Zq_H0RvQ" text:style-name="Internet_20_link" text:visited-style-name="Visited_20_Internet_20_Link"><text:span text:style-name="Strong_20_Emphasis"><text:span text:style-name="T15">Lila's chutney 'n dips</text:span></text:span></text:a><text:span text:style-name="Strong_20_Emphasis"><text:span text:style-name="T22"> </text:span></text:span></text:p>
      <text:p text:style-name="P18"><text:span text:style-name="Strong_20_Emphasis"><text:span text:style-name="T30">Dips and chutney are very popular condiments. They're quick and easy to make, delicious and flavorful, and can be served with a huge variety of crackers, breads and fried food. I learned all of these chutney recopies from my mother. But the dips are my own creations. link is down below </text:span></text:span><text:a xlink:type="simple" xlink:href="https://www.youtube.com/redirect?redir_token=NSNs51eW6jOB99l971F42K5_OHl8MTUxOTk0NDUyNUAxNTE5ODU4MTI1&amp;q=http%3A%2F%2Frupalilaforge.github.io%2Fchutney%2F&amp;v=Jq2Zq_H0RvQ&amp;event=video_description" text:style-name="Internet_20_link" text:visited-style-name="Visited_20_Internet_20_Link"><text:span text:style-name="Strong_20_Emphasis"><text:span text:style-name="T10">http://rupalilaforge.github.io/chutney/</text:span></text:span></text:a><text:span text:style-name="Strong_20_Emphasis"><text:span text:style-name="T28"> </text:span></text:span><text:span text:style-name="Strong_20_Emphasis"><text:span text:style-name="T30">connect with me at lilapizzanpasta@gmail.com</text:span></text:span><text:span text:style-name="Strong_20_Emphasis"><text:span text:style-name="T9">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svg:font-family="Gotham, 'Helvetica Neue', Helvetica, arial, 'sans serif'"/>
    <style:font-face style:name="Helvetica" svg:font-family="Helvetica, Arial"/>
    <style:font-face style:name="Merriweather" svg:font-family="Merriweather, Georgia, serif"/>
    <style:font-face style:name="OpenSymbol" svg:font-family="OpenSymbol"/>
    <style:font-face style:name="Raleway" svg:font-family="Raleway"/>
    <style:font-face style:name="Roboto Slab" svg:font-family="'Roboto Slab'"/>
    <style:font-face style:name="Roboto3" svg:font-family="Roboto, Arial, sans-serif"/>
    <style:font-face style:name="Roboto1" svg:font-family="Roboto, 'Source Sans Pro', Helvetica, Arial, sans-serif"/>
    <style:font-face style:name="Roboto" svg:font-family="Roboto, arial, sans-serif"/>
    <style:font-face style:name="Roboto2" svg:font-family="Roboto, sans-serif"/>
    <style:font-face style:name="Tahoma1" svg:font-family="Tahoma"/>
    <style:font-face style:name="Work Sans" svg:font-family="'Work Sans'"/>
    <style:font-face style:name="YouTube Noto" svg:font-family="'YouTube Noto', Roboto, arial, sans-serif"/>
    <style:font-face style:name="apple-system" svg:font-family="apple-system, BlinkMacSystemFont, 'Segoe UI', Roboto, 'Noto Sans', Oxygen, Ubuntu, 'Droid Sans', 'Helvetica Neue', sans-serif"/>
    <style:font-face style:name="arial" svg:font-family="arial, sans-serif"/>
    <style:font-face style:name="calibri" svg:font-family="calibri"/>
    <style:font-face style:name="effra" svg:font-family="effra, Avenir,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H6M36S</meta:editing-duration>
    <meta:editing-cycles>155</meta:editing-cycles>
    <meta:generator>OpenOffice/4.1.1$Win32 OpenOffice.org_project/411m6$Build-9775</meta:generator>
    <dc:date>2018-02-28T17:49:56.29</dc:date>
    <dc:creator>rupali la forge</dc:creator>
    <meta:document-statistic meta:table-count="0" meta:image-count="0" meta:object-count="0" meta:page-count="8" meta:paragraph-count="245" meta:word-count="2254" meta:character-count="13220"/>
    <meta:user-defined meta:name="Info 1"/>
    <meta:user-defined meta:name="Info 2"/>
    <meta:user-defined meta:name="Info 3"/>
    <meta:user-defined meta:name="Info 4"/>
  </office:meta>
</office:document-meta>
</file>